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9b46b7" style:font-weight-asian="bold" style:font-weight-complex="bold"/>
    </style:style>
    <style:style style:name="P4" style:family="paragraph" style:parent-style-name="Standard">
      <style:text-properties style:font-name="Times New Roman" officeooo:rsid="00206516" officeooo:paragraph-rsid="00206516"/>
    </style:style>
    <style:style style:name="P5" style:family="paragraph" style:parent-style-name="Standard">
      <style:text-properties style:font-name="Times New Roman" fo:font-weight="bold" officeooo:rsid="001e14a6" officeooo:paragraph-rsid="00240acc" style:font-weight-asian="bold" style:font-weight-complex="bold"/>
    </style:style>
    <style:style style:name="P6" style:family="paragraph" style:parent-style-name="Standard">
      <style:text-properties style:font-name="Times New Roman" fo:font-weight="bold" officeooo:rsid="007cf309" officeooo:paragraph-rsid="007cf309" style:font-weight-asian="bold" style:font-weight-complex="bold"/>
    </style:style>
    <style:style style:name="P7" style:family="paragraph" style:parent-style-name="Table_20_Contents">
      <style:text-properties style:font-name="Times New Roman" fo:font-weight="bold" officeooo:rsid="00808b03" officeooo:paragraph-rsid="00808b03" style:font-weight-asian="bold" style:font-weight-complex="bold"/>
    </style:style>
    <style:style style:name="P8" style:family="paragraph" style:parent-style-name="Table_20_Contents">
      <style:text-properties style:font-name="Times New Roman" officeooo:rsid="00240acc" officeooo:paragraph-rsid="00240acc"/>
    </style:style>
    <style:style style:name="P9" style:family="paragraph" style:parent-style-name="Table_20_Contents">
      <style:text-properties style:font-name="Times New Roman" officeooo:rsid="006f35b3" officeooo:paragraph-rsid="006f35b3"/>
    </style:style>
    <style:style style:name="P10" style:family="paragraph" style:parent-style-name="Table_20_Contents">
      <style:text-properties style:font-name="Times New Roman" officeooo:rsid="007b3e59" officeooo:paragraph-rsid="007b3e59"/>
    </style:style>
    <style:style style:name="P11"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officeooo:rsid="00267fa4" officeooo:paragraph-rsid="00925bac"/>
    </style:style>
    <style:style style:name="P13" style:family="paragraph" style:parent-style-name="Standard">
      <style:paragraph-properties fo:text-align="justify" style:justify-single-word="false"/>
      <style:text-properties style:font-name="Times New Roman" officeooo:paragraph-rsid="00925bac"/>
    </style:style>
    <style:style style:name="P14" style:family="paragraph" style:parent-style-name="Standard">
      <style:paragraph-properties fo:text-align="justify" style:justify-single-word="false"/>
      <style:text-properties style:font-name="Times New Roman" fo:font-weight="normal" officeooo:rsid="002455a7" officeooo:paragraph-rsid="00925bac"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officeooo:paragraph-rsid="00925bac"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officeooo:rsid="008b1937" officeooo:paragraph-rsid="00925bac" style:font-weight-asian="normal" style:font-weight-complex="normal"/>
    </style:style>
    <style:style style:name="P17" style:family="paragraph" style:parent-style-name="Standard">
      <style:text-properties fo:font-weight="bold" officeooo:rsid="00206516" officeooo:paragraph-rsid="00206516" style:font-weight-asian="bold" style:font-weight-complex="bold"/>
    </style:style>
    <style:style style:name="P18" style:family="paragraph" style:parent-style-name="Standard">
      <style:text-properties style:text-underline-style="none" fo:font-weight="normal" officeooo:rsid="007cf309" officeooo:paragraph-rsid="00925bac" style:font-weight-asian="normal" style:font-weight-complex="normal"/>
    </style:style>
    <style:style style:name="P19" style:family="paragraph" style:parent-style-name="Standard">
      <style:text-properties style:text-underline-style="none" fo:font-weight="normal" officeooo:rsid="007cf309" officeooo:paragraph-rsid="009b46b7" style:font-weight-asian="normal" style:font-weight-complex="normal"/>
    </style:style>
    <style:style style:name="P20" style:family="paragraph" style:parent-style-name="Standard">
      <style:text-properties style:text-underline-style="none" fo:font-weight="normal" officeooo:rsid="007cf309" officeooo:paragraph-rsid="00a07747" style:font-weight-asian="normal" style:font-weight-complex="normal"/>
    </style:style>
    <style:style style:name="P21" style:family="paragraph" style:parent-style-name="Standard">
      <style:text-properties style:text-underline-style="none" fo:font-weight="normal" officeooo:rsid="007cf309" officeooo:paragraph-rsid="00a278e3" style:font-weight-asian="normal" style:font-weight-complex="normal"/>
    </style:style>
    <style:style style:name="P22" style:family="paragraph" style:parent-style-name="Standard">
      <style:text-properties style:text-underline-style="none" fo:font-weight="normal" officeooo:rsid="007cf309" officeooo:paragraph-rsid="00a162e2" style:font-weight-asian="normal" style:font-weight-complex="normal"/>
    </style:style>
    <style:style style:name="P23" style:family="paragraph" style:parent-style-name="Standard">
      <style:text-properties style:text-underline-style="none" fo:font-weight="normal" officeooo:rsid="00a162e2" officeooo:paragraph-rsid="00a162e2" style:font-weight-asian="normal" style:font-weight-complex="normal"/>
    </style:style>
    <style:style style:name="P24" style:family="paragraph" style:parent-style-name="Standard">
      <style:text-properties style:text-underline-style="none" fo:font-weight="normal" officeooo:rsid="00a278e3" officeooo:paragraph-rsid="00a278e3" style:font-weight-asian="normal" style:font-weight-complex="normal"/>
    </style:style>
    <style:style style:name="P25" style:family="paragraph" style:parent-style-name="Standard">
      <style:text-properties style:text-underline-style="none" fo:font-weight="normal" officeooo:rsid="00a5ccd6" officeooo:paragraph-rsid="00a5ccd6" style:font-weight-asian="normal" style:font-weight-complex="normal"/>
    </style:style>
    <style:style style:name="P26" style:family="paragraph" style:parent-style-name="Standard">
      <style:text-properties style:text-underline-style="none" fo:font-weight="normal" officeooo:rsid="00a626b5" officeooo:paragraph-rsid="00a626b5" style:font-weight-asian="normal" style:font-weight-complex="normal"/>
    </style:style>
    <style:style style:name="P27" style:family="paragraph" style:parent-style-name="Standard">
      <style:text-properties style:text-underline-style="none" fo:font-weight="normal" officeooo:rsid="00a79939" officeooo:paragraph-rsid="00a79939" style:font-weight-asian="normal" style:font-weight-complex="normal"/>
    </style:style>
    <style:style style:name="P28" style:family="paragraph" style:parent-style-name="Standard">
      <style:text-properties style:text-underline-style="none" fo:font-weight="normal" officeooo:rsid="00a881c4" officeooo:paragraph-rsid="00a881c4" style:font-weight-asian="normal" style:font-weight-complex="normal"/>
    </style:style>
    <style:style style:name="P29" style:family="paragraph" style:parent-style-name="Standard">
      <style:paragraph-properties fo:margin-left="0.4925in" fo:margin-right="0in" fo:text-indent="0in" style:auto-text-indent="false"/>
      <style:text-properties fo:font-style="italic" style:text-underline-style="none" fo:font-weight="normal" officeooo:rsid="00a162e2" officeooo:paragraph-rsid="00a162e2" style:font-style-asian="italic" style:font-weight-asian="normal" style:font-style-complex="italic" style:font-weight-complex="normal"/>
    </style:style>
    <style:style style:name="P30" style:family="paragraph" style:parent-style-name="Standard">
      <style:text-properties style:text-underline-style="none" fo:font-weight="normal" officeooo:rsid="009ec5db" officeooo:paragraph-rsid="00aaf4fa" style:font-weight-asian="normal" style:font-weight-complex="normal"/>
    </style:style>
    <style:style style:name="P31" style:family="paragraph" style:parent-style-name="Standard" style:list-style-name="L1">
      <style:text-properties style:text-underline-style="none" fo:font-weight="normal" officeooo:rsid="00a881c4" officeooo:paragraph-rsid="00a881c4" style:font-weight-asian="normal" style:font-weight-complex="normal"/>
    </style:style>
    <style:style style:name="P32" style:family="paragraph" style:parent-style-name="Standard">
      <style:text-properties style:text-underline-style="none" fo:font-weight="normal" officeooo:rsid="009d42bd" officeooo:paragraph-rsid="00aaf4fa" style:font-weight-asian="normal" style:font-weight-complex="normal"/>
    </style:style>
    <style:style style:name="P33" style:family="paragraph" style:parent-style-name="Standard">
      <style:text-properties style:text-underline-style="none" fo:font-weight="normal" officeooo:rsid="00a5ccd6" officeooo:paragraph-rsid="00aaf4fa" style:font-weight-asian="normal" style:font-weight-complex="normal"/>
    </style:style>
    <style:style style:name="P34" style:family="paragraph" style:parent-style-name="Standard">
      <style:text-properties style:text-underline-style="none" fo:font-weight="normal" officeooo:rsid="00a626b5" officeooo:paragraph-rsid="00aaf4fa" style:font-weight-asian="normal" style:font-weight-complex="normal"/>
    </style:style>
    <style:style style:name="T1" style:family="text">
      <style:text-properties officeooo:rsid="001e14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officeooo:rsid="00700794"/>
    </style:style>
    <style:style style:name="T7" style:family="text">
      <style:text-properties officeooo:rsid="0079bd7d"/>
    </style:style>
    <style:style style:name="T8" style:family="text">
      <style:text-properties fo:font-weight="normal" style:font-weight-asian="normal" style:font-weight-complex="normal"/>
    </style:style>
    <style:style style:name="T9" style:family="text">
      <style:text-properties fo:font-weight="normal" officeooo:rsid="00812db8" style:font-weight-asian="normal" style:font-weight-complex="normal"/>
    </style:style>
    <style:style style:name="T10" style:family="text">
      <style:text-properties fo:font-weight="normal" officeooo:rsid="00893e56" style:font-weight-asian="normal" style:font-weight-complex="normal"/>
    </style:style>
    <style:style style:name="T11" style:family="text">
      <style:text-properties fo:font-weight="normal" officeooo:rsid="008c0e4f" style:font-weight-asian="normal" style:font-weight-complex="normal"/>
    </style:style>
    <style:style style:name="T12" style:family="text">
      <style:text-properties fo:font-weight="normal" officeooo:rsid="0089cba4" style:font-weight-asian="normal" style:font-weight-complex="normal"/>
    </style:style>
    <style:style style:name="T13" style:family="text">
      <style:text-properties fo:font-weight="normal" officeooo:rsid="008aeaed" style:font-weight-asian="normal" style:font-weight-complex="normal"/>
    </style:style>
    <style:style style:name="T14" style:family="text">
      <style:text-properties fo:font-weight="normal" officeooo:rsid="008b1937" style:font-weight-asian="normal" style:font-weight-complex="normal"/>
    </style:style>
    <style:style style:name="T15" style:family="text">
      <style:text-properties fo:font-weight="normal" officeooo:rsid="008ffc32" style:font-weight-asian="normal" style:font-weight-complex="normal"/>
    </style:style>
    <style:style style:name="T16" style:family="text">
      <style:text-properties fo:font-weight="normal" officeooo:rsid="007c68e3" style:font-weight-asian="normal" style:font-weight-complex="normal"/>
    </style:style>
    <style:style style:name="T17" style:family="text">
      <style:text-properties fo:font-weight="normal" officeooo:rsid="00207eef" style:font-weight-asian="normal" style:font-weight-complex="normal"/>
    </style:style>
    <style:style style:name="T18" style:family="text">
      <style:text-properties fo:font-weight="normal" officeooo:rsid="00146369" style:font-weight-asian="normal" style:font-weight-complex="normal"/>
    </style:style>
    <style:style style:name="T19" style:family="text">
      <style:text-properties fo:font-weight="normal" officeooo:rsid="002455a7" style:font-weight-asian="normal" style:font-weight-complex="normal"/>
    </style:style>
    <style:style style:name="T20" style:family="text">
      <style:text-properties fo:font-weight="normal" officeooo:rsid="007ebe03" style:font-weight-asian="normal" style:font-weight-complex="normal"/>
    </style:style>
    <style:style style:name="T21" style:family="text">
      <style:text-properties fo:font-weight="normal" officeooo:rsid="00994a39" style:font-weight-asian="normal" style:font-weight-complex="normal"/>
    </style:style>
    <style:style style:name="T22" style:family="text">
      <style:text-properties fo:font-weight="normal" officeooo:rsid="009b46b7" style:font-weight-asian="normal" style:font-weight-complex="normal"/>
    </style:style>
    <style:style style:name="T23" style:family="text">
      <style:text-properties officeooo:rsid="007c68e3"/>
    </style:style>
    <style:style style:name="T24" style:family="text">
      <style:text-properties officeooo:rsid="007cf309"/>
    </style:style>
    <style:style style:name="T25" style:family="text">
      <style:text-properties officeooo:rsid="006e6bfa"/>
    </style:style>
    <style:style style:name="T26" style:family="text">
      <style:text-properties officeooo:rsid="00808b03"/>
    </style:style>
    <style:style style:name="T27" style:family="text">
      <style:text-properties fo:font-style="italic"/>
    </style:style>
    <style:style style:name="T28" style:family="text">
      <style:text-properties officeooo:rsid="00957dde"/>
    </style:style>
    <style:style style:name="T29" style:family="text">
      <style:text-properties officeooo:rsid="009774bb"/>
    </style:style>
    <style:style style:name="T30" style:family="text">
      <style:text-properties officeooo:rsid="009b46b7"/>
    </style:style>
    <style:style style:name="T31" style:family="text">
      <style:text-properties officeooo:rsid="009d42bd"/>
    </style:style>
    <style:style style:name="T32" style:family="text">
      <style:text-properties officeooo:rsid="009ec5db"/>
    </style:style>
    <style:style style:name="T33" style:family="text">
      <style:text-properties officeooo:rsid="00a07747"/>
    </style:style>
    <style:style style:name="T34" style:family="text">
      <style:text-properties officeooo:rsid="00a278e3"/>
    </style:style>
    <style:style style:name="T35" style:family="text">
      <style:text-properties officeooo:rsid="00a5ccd6"/>
    </style:style>
    <style:style style:name="T36" style:family="text">
      <style:text-properties officeooo:rsid="00a626b5"/>
    </style:style>
    <style:style style:name="T37" style:family="text">
      <style:text-properties officeooo:rsid="00a79939"/>
    </style:style>
    <style:style style:name="T38" style:family="text">
      <style:text-properties officeooo:rsid="00a7a437"/>
    </style:style>
    <style:style style:name="T39" style:family="text">
      <style:text-properties officeooo:rsid="00a881c4"/>
    </style:style>
    <style:style style:name="T40" style:family="text">
      <style:text-properties officeooo:rsid="00a9e835"/>
    </style:style>
    <style:style style:name="T41" style:family="text">
      <style:text-properties officeooo:rsid="00aa39cd"/>
    </style:style>
    <style:style style:name="T42" style:family="text">
      <style:text-properties officeooo:rsid="00aaf4fa"/>
    </style:style>
    <style:style style:name="T43" style:family="text">
      <style:text-properties officeooo:rsid="00ad1d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m <text:span text:style-name="T30">3</text:span></text:p>
      <table:table table:name="Table1" table:style-name="Table1">
        <table:table-column table:style-name="Table1.A"/>
        <table:table-column table:style-name="Table1.B"/>
        <table:table-row>
          <table:table-cell table:style-name="Table1.A1" office:value-type="string">
            <text:p text:style-name="P4">Course Title:</text:p>
          </table:table-cell>
          <table:table-cell table:style-name="Table1.A1" office:value-type="string">
            <text:p text:style-name="P17"><text:span text:style-name="T25">Terminología Especializada en </text:span><text:span text:style-name="T1">Económica y Mercados Bursátiles</text:span></text:p>
          </table:table-cell>
        </table:table-row>
        <table:table-row>
          <table:table-cell table:style-name="Table1.A1" office:value-type="string">
            <text:p text:style-name="P8">Course ID:</text:p>
          </table:table-cell>
          <table:table-cell table:style-name="Table1.A1" office:value-type="string">
            <text:p text:style-name="P5">IT0<text:span text:style-name="T26">52</text:span><text:span text:style-name="T29">2</text:span><text:span text:style-name="T7"> </text:span><text:span text:style-name="T23">(Marron, 25-2)</text:span></text:p>
          </table:table-cell>
        </table:table-row>
        <table:table-row>
          <table:table-cell table:style-name="Table1.A1" office:value-type="string">
            <text:p text:style-name="P9">Cohort <text:span text:style-name="T6">ID</text:span>:</text:p>
          </table:table-cell>
          <table:table-cell table:style-name="Table1.A1" office:value-type="string">
            <text:p text:style-name="P7">5C</text:p>
          </table:table-cell>
        </table:table-row>
        <table:table-row>
          <table:table-cell table:style-name="Table1.A1" office:value-type="string">
            <text:p text:style-name="P10"><text:span text:style-name="T24">Exam </text:span>Date:</text:p>
          </table:table-cell>
          <table:table-cell table:style-name="Table1.A1" office:value-type="string">
            <text:p text:style-name="P6"><text:span text:style-name="T30">10 Apr </text:span>2025</text:p>
          </table:table-cell>
        </table:table-row>
      </table:table>
      <text:p text:style-name="P4"/>
      <text:p text:style-name="P13"><text:span text:style-name="T4">General </text:span><text:span text:style-name="T3">Instructions: </text:span><text:span text:style-name="T16">Print</text:span><text:span text:style-name="T5"> </text:span><text:span text:style-name="T17">your name in the upper right-hand corner </text:span><text:span text:style-name="T21">of this paper</text:span><text:span text:style-name="T17">. </text:span><text:span text:style-name="T18">Read each item carefully. Be sure that you understand exactly what is being asked of you. </text:span><text:span text:style-name="T19">Begin your answers on the backside of this paper </text:span><text:span text:style-name="T21">if possible </text:span><text:span text:style-name="T20">and a</text:span><text:span text:style-name="T19">dd extra sheets of paper as needed. Be sure to write your name on any </text:span><text:span text:style-name="T21">and all </text:span><text:span text:style-name="T19">extra sheets of paper. </text:span><text:span text:style-name="T20">S</text:span><text:span text:style-name="T19">taple all exam papers together when you are finished.</text:span></text:p>
      <text:p text:style-name="P14"/>
      <text:p text:style-name="P13"><text:span text:style-name="T1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8">you.</text:span></text:p>
      <text:p text:style-name="P15"/>
      <text:p text:style-name="P12"><text:span text:style-name="T9">This is a closed book exam, </text:span><text:span text:style-name="T22">however, you may reference your last homework assignment</text:span><text:span text:style-name="T9">. </text:span><text:span text:style-name="T10">Attempt to answer all questions, </text:span><text:span text:style-name="T11">eve</text:span><text:span text:style-name="T10">n if you are uncertain. Whenever possible, provide answers in bullet list format with complete content. </text:span><text:span text:style-name="T12">Tasks will be evaluated by sub-tasks. Three (3) points are available for each sub-task: Accuracy </text:span><text:span text:style-name="T13">(</text:span><text:span text:style-name="T12">1 pt), Completeness (1 pt), and Sufficiency (1 pt). </text:span><text:span text:style-name="T13">Points will be awarded in 0.1 increments. </text:span><text:span text:style-name="T14">Answer in English unless requested to do </text:span><text:span text:style-name="T15">so</text:span><text:span text:style-name="T14"> otherwise.</text:span></text:p>
      <text:p text:style-name="P16"/>
      <text:p text:style-name="P2">Task 1 <text:span text:style-name="T28">(6 pts)</text:span></text:p>
      <text:p text:style-name="P20"><text:span text:style-name="T33">The “new institutionalists” argue that </text:span><text:span text:style-name="T31">inclusive institutions </text:span><text:span text:style-name="T33">(</text:span><text:span text:style-name="T40">i.e., </text:span><text:span text:style-name="T33">government </text:span>institutions of exchange <text:span text:style-name="T33">that cover </text:span>property rights, rule of law, etc.<text:span text:style-name="T33">) are </text:span><text:span text:style-name="T42">solely </text:span><text:span text:style-name="T33">responsible for a country’s wealth building. </text:span><text:span text:style-name="T31">Constantine argues, </text:span><text:span text:style-name="T40">rather, </text:span><text:span text:style-name="T31">that</text:span><text:span text:style-name="T40"> </text:span><text:span text:style-name="T31">economic structures are the deep determinants of economic </text:span>growth, <text:span text:style-name="T33">where economic structures include both inclusive institutions as well as </text:span>institutions of production (<text:span text:style-name="T40">i.e., government </text:span>industrial polices: tariffs, subsidies, etc.,) <text:s/><text:span text:style-name="T31">(see </text:span>Constantine, C. Economic structures, institutions and economic performance. <text:span text:style-name="T27">Economic Structures</text:span> <text:span text:style-name="T2">6</text:span>, 2 (2017)<text:span text:style-name="T31">)</text:span>.</text:p>
      <text:p text:style-name="P18"/>
      <text:p text:style-name="P32">a) <text:span text:style-name="T32">Compare and contrast </text:span><text:span text:style-name="T33">an</text:span><text:span text:style-name="T32"> increasing returns </text:span><text:span text:style-name="T33">economic </text:span>structure <text:span text:style-name="T33">with a stagnant </text:span><text:span text:style-name="T32">returns </text:span><text:span text:style-name="T33">economic </text:span></text:p>
      <text:p text:style-name="P32"><text:s text:c="4"/>structure.</text:p>
      <text:p text:style-name="P30">b) <text:span text:style-name="T42">According to </text:span><text:span text:style-name="T31">Constantine , </text:span><text:span text:style-name="T42">h</text:span>ow can a country acquire an increasing returns economic structure?</text:p>
      <text:p text:style-name="P18"/>
      <text:p text:style-name="P18"/>
      <text:p text:style-name="P3">Task <text:span text:style-name="T30">2</text:span> <text:span text:style-name="T28">(</text:span><text:span text:style-name="T43">9</text:span><text:span text:style-name="T28"> pts)</text:span></text:p>
      <text:p text:style-name="P21">Kang, Ryu, <text:span text:style-name="T34">and </text:span>Webb <text:span text:style-name="T34">use bibliometric analysis supplemented with in-depth studies to evaluate Bitcoin. They conclude that Bitcoin, <text:s/>the leading cryprocurrency, constitutes a unique and new type of financial asset being simultaneously a speculative asset </text:span><text:span text:style-name="T41">as well as </text:span><text:span text:style-name="T34">a safe-haven asset (see </text:span>Kang, D., Ryu, D. &amp; Webb, R.I. Bitcoin as a financial asset: a survey. <text:span text:style-name="T27">Financ Innov</text:span> <text:span text:style-name="T2">11</text:span>, 101 (2025)<text:span text:style-name="T34">).</text:span></text:p>
      <text:p text:style-name="P19"/>
      <text:p text:style-name="P23">a) Translate into Spanish:</text:p>
      <text:p text:style-name="P29">Since its introduction as a decentralized digital currency for peer-to-peer transactions, Bitcoin’s role in financial markets has undergone significant evolution. We employ bibliometric analysis to explore research trends in Bitcoin, identifying two primary perspectives in the recent financial economic literature: Bitcoin as a speculative asset and as a safe-haven asset. The speculative nature of Bitcoin is evident through its high volatility and frequent price jumps, largely influenced by rapid shifts in investor sentiment and attention, which create both risks and opportunities for traders. Conversely, <text:soft-page-break/>Bitcoin exhibits characteristics of a safe-haven asset due to its asymmetric tail dependence and negative correlation within certain asset classes.</text:p>
      <text:p text:style-name="P24"/>
      <text:p text:style-name="P24">b) How does Bitcoin guarantee peer-to-peer transactions?</text:p>
      <text:p text:style-name="P24">c) Summarize the article’s conclusions.</text:p>
      <text:p text:style-name="P23"/>
      <text:p text:style-name="P22"/>
      <text:p text:style-name="P3">Task <text:span text:style-name="T30">3</text:span> <text:span text:style-name="T28">(</text:span><text:span text:style-name="T43">6</text:span><text:span text:style-name="T28"> pts)</text:span></text:p>
      <text:p text:style-name="P19"><text:span text:style-name="T35">In addition to technological and societal </text:span><text:span text:style-name="T41">innovations</text:span><text:span text:style-name="T35">, many look to economics for help in solving the planet’s climate crisis (see </text:span>Patrick Bolton, Lee Buchheit, Mitu Gulati, Ugo Panizza, Beatrice Weder di Mauro, Jeromin Zettelmeyer, On Debt and climate, <text:span text:style-name="Emphasis">Oxford Open Economics</text:span>, Volume 2, 2023,<text:span text:style-name="T35">)</text:span></text:p>
      <text:p text:style-name="P19"/>
      <text:p text:style-name="P33">a) <text:span text:style-name="T36">Approximately how many years remain before we overshoot the planet’s carbon budget? That is, </text:span></text:p>
      <text:p text:style-name="P33"><text:span text:style-name="T36"><text:s text:c="4"/>how many years do we have </text:span><text:span text:style-name="T37">left in order </text:span><text:span text:style-name="T36">to reign in greenhouse emissions so that the planet’s base </text:span></text:p>
      <text:p text:style-name="P33"><text:span text:style-name="T36"><text:s text:c="4"/>temperature rises by only about 1.5 C?</text:span></text:p>
      <text:p text:style-name="P25"/>
      <text:p text:style-name="P34">b) <text:span text:style-name="T37">Although it is clear that climate change mitigation and adaptation strategies pass economic muster </text:span></text:p>
      <text:p text:style-name="P34"><text:span text:style-name="T37"><text:s text:c="4"/>(i.e., pass cost-benefit analysis), why will it be difficult to realize such strategies?</text:span></text:p>
      <text:p text:style-name="P26"/>
      <text:p text:style-name="P27">c) <text:span text:style-name="T38">Summarize the paper’s six policy recommendations.</text:span></text:p>
      <text:p text:style-name="P19"/>
      <text:p text:style-name="P3">Task <text:span text:style-name="T30">4</text:span> <text:span text:style-name="T28">(</text:span><text:span text:style-name="T39">9</text:span><text:span text:style-name="T28"> pts)</text:span></text:p>
      <text:p text:style-name="P28">Provide a definition of the following terms in both English and Spanish:</text:p>
      <text:list xml:id="list3581851875" text:style-name="L1">
        <text:list-item>
          <text:p text:style-name="P31">austerity measures</text:p>
        </text:list-item>
        <text:list-item>
          <text:p text:style-name="P31">bearish market</text:p>
        </text:list-item>
        <text:list-item>
          <text:p text:style-name="P31">blockchain</text:p>
        </text:list-item>
        <text:list-item>
          <text:p text:style-name="P31">debt-for-nature swaps</text:p>
        </text:list-item>
        <text:list-item>
          <text:p text:style-name="P31">ecosystem services</text:p>
        </text:list-item>
        <text:list-item>
          <text:p text:style-name="P31">Emissions Trading Systems (ETS) ("cap-and-trade" systems)</text:p>
        </text:list-item>
        <text:list-item>
          <text:p text:style-name="P31">FIRE economy</text:p>
        </text:list-item>
        <text:list-item>
          <text:p text:style-name="P31">green bonds</text:p>
        </text:list-item>
        <text:list-item>
          <text:p text:style-name="P31">Keynesian "pump priming"</text:p>
        </text:list-item>
        <text:list-item>
          <text:p text:style-name="P31">OECD</text:p>
        </text:list-item>
        <text:list-item>
          <text:p text:style-name="P31">rent-seeking behavior</text:p>
        </text:list-item>
        <text:list-item>
          <text:p text:style-name="P31">"tragedy of the commons"</text:p>
        </text:list-item>
      </text:list>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1T17:30:30.701233012</dc:date>
    <meta:editing-duration>PT11H53M6S</meta:editing-duration>
    <meta:editing-cycles>112</meta:editing-cycles>
    <meta:generator>LibreOffice/7.3.7.2$Linux_X86_64 LibreOffice_project/30$Build-2</meta:generator>
    <meta:document-statistic meta:table-count="1" meta:image-count="1" meta:object-count="0" meta:page-count="2" meta:paragraph-count="45" meta:word-count="694" meta:character-count="4490" meta:non-whitespace-character-count="3831"/>
  </office:meta>
</office:document-meta>
</file>